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svg:font-family="Helvetica, Arial, Genev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741cm" fo:text-indent="0cm" style:auto-text-indent="false"/>
    </style:style>
    <style:style style:name="P2" style:family="paragraph" style:parent-style-name="Text_20_body">
      <style:paragraph-properties fo:margin-left="0cm" fo:margin-right="0cm" style:line-height-at-least="0.741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Text_20_body" style:list-style-name="L2">
      <style:paragraph-properties fo:margin-left="0cm" fo:margin-right="0cm" style:line-height-at-least="0.741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Text_20_body">
      <style:paragraph-properties fo:margin-left="0cm" fo:margin-right="0cm" style:line-height-at-least="0.741cm" fo:text-indent="0cm" style:auto-text-indent="false"/>
      <style:text-properties fo:color="#000000"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ext_20_body">
      <style:paragraph-properties fo:margin-left="0cm" fo:margin-right="0cm" style:line-height-at-least="0.741cm" fo:text-align="center" style:justify-single-word="false" fo:text-indent="0cm" style:auto-text-indent="false"/>
      <style:text-properties fo:color="#000000"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Text_20_body">
      <style:paragraph-properties fo:margin-left="0cm" fo:margin-right="0cm" style:line-height-at-least="0.741cm" fo:text-indent="0cm" style:auto-text-indent="false"/>
      <style:text-properties fo:color="#000000"/>
    </style:style>
    <style:style style:name="P7" style:family="paragraph" style:parent-style-name="Text_20_body">
      <style:paragraph-properties fo:margin-left="0cm" fo:margin-right="0cm" style:line-height-at-least="0.741cm" fo:text-indent="0cm" style:auto-text-indent="false"/>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list-style-name="L1">
      <style:paragraph-properties fo:margin-left="0cm" fo:margin-right="0cm" fo:margin-top="0cm" fo:margin-bottom="0cm" style:line-height-at-least="0.45cm" fo:text-align="start" style:justify-single-word="false" fo:text-indent="0cm" style:auto-text-indent="false" fo:padding="0cm" fo:border="none"/>
    </style:style>
    <style:style style:name="P9" style:family="paragraph" style:parent-style-name="Text_20_body" style:list-style-name="L2" style:master-page-name="">
      <style:paragraph-properties fo:margin-left="-0.026cm" fo:margin-right="0cm" fo:margin-top="0cm" fo:margin-bottom="0.212cm" style:line-height-at-least="0.741cm" fo:text-indent="0cm" style:auto-text-indent="false" style:page-number="auto">
        <style:tab-stops>
          <style:tab-stop style:position="1.244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Heading_20_4">
      <style:paragraph-properties fo:margin-left="0cm" fo:margin-right="0cm" style:line-height-at-least="0.741cm" fo:text-align="center" style:justify-single-word="false" fo:text-indent="0cm" style:auto-text-indent="false"/>
      <style:text-properties fo:font-variant="normal" fo:text-transform="none" fo:color="#000000" style:font-name="Arial1" fo:font-size="14pt" fo:letter-spacing="normal" fo:font-style="normal" fo:font-weight="bold" style:font-size-asian="14pt" style:font-weight-asian="bold" style:font-size-complex="14pt" style:font-weight-complex="bold"/>
    </style:style>
    <style:style style:name="P11" style:family="paragraph" style:parent-style-name="Heading_20_4">
      <style:paragraph-properties fo:margin-left="0cm" fo:margin-right="0cm" style:line-height-at-least="0.741cm" fo:text-indent="0cm" style:auto-text-indent="false"/>
      <style:text-properties fo:font-variant="normal" fo:text-transform="none" fo:color="#000000" style:font-name="Arial1" fo:font-size="11.25pt" fo:letter-spacing="normal" fo:font-style="normal" fo:font-weight="bold"/>
    </style:style>
    <style:style style:name="P12" style:family="paragraph" style:parent-style-name="Heading_20_4">
      <style:paragraph-properties fo:margin-left="0cm" fo:margin-right="0cm" style:line-height-at-least="0.741cm" fo:text-align="start" style:justify-single-word="false" fo:text-indent="0cm" style:auto-text-indent="false"/>
      <style:text-properties fo:font-variant="normal" fo:text-transform="none" fo:color="#000000" style:font-name="Arial1" fo:font-size="11.25pt" fo:letter-spacing="normal" fo:font-style="normal" fo:font-weight="bold"/>
    </style:style>
    <style:style style:name="T1" style:family="text">
      <style:text-properties fo:font-variant="normal" fo:text-transform="none" fo:color="#333333" style:font-name="Arial1" fo:font-size="10.5pt" fo:letter-spacing="normal"/>
    </style:style>
    <style:style style:name="T2" style:family="text">
      <style:text-properties fo:font-variant="normal" fo:text-transform="none" fo:color="#333333" style:font-name="Arial1" fo:font-size="10.5pt" fo:letter-spacing="normal" fo:font-style="normal"/>
    </style:style>
    <style:style style:name="T3" style:family="text">
      <style:text-properties fo:font-variant="normal" fo:text-transform="none" fo:color="#333333" style:font-name="Arial1" fo:font-size="10.5pt" fo:letter-spacing="normal" fo:font-style="normal" fo:font-weight="normal"/>
    </style:style>
    <style:style style:name="T4" style:family="text">
      <style:text-properties fo:font-variant="normal" fo:text-transform="none" fo:color="#333333" style:font-name="Arial1" fo:font-size="11.25pt" fo:letter-spacing="normal" fo:font-style="normal" fo:font-weight="bold"/>
    </style:style>
    <style:style style:name="T5" style:family="text">
      <style:text-properties fo:font-variant="normal" fo:text-transform="none" fo:color="#333333" style:font-name="Arial1" fo:letter-spacing="normal"/>
    </style:style>
    <style:style style:name="T6" style:family="text">
      <style:text-properties fo:font-variant="normal" fo:text-transform="none" fo:color="#333333" fo:letter-spacing="normal"/>
    </style:style>
    <style:style style:name="T7" style:family="text">
      <style:text-properties fo:font-variant="normal" fo:text-transform="none" fo:color="#666666" style:font-name="Helvetica" fo:font-size="9pt" fo:letter-spacing="normal" fo:font-style="normal" fo:font-weight="normal"/>
    </style:style>
    <style:style style:name="T8" style:family="text">
      <style:text-properties fo:font-variant="normal" fo:text-transform="none" fo:color="#666666" fo:font-size="9pt" fo:letter-spacing="normal" fo:font-style="normal" fo:font-weight="normal"/>
    </style:style>
    <style:style style:name="T9" style:family="text">
      <style:text-properties fo:font-variant="normal" fo:text-transform="none" fo:color="#666666" style:font-name="Arial" fo:font-size="9pt" fo:letter-spacing="normal" fo:font-style="normal" fo:font-weight="normal"/>
    </style:style>
    <style:style style:name="T10" style:family="text">
      <style:text-properties fo:font-variant="normal" fo:text-transform="none" fo:color="#666666" style:font-name="Arial" fo:letter-spacing="normal" fo:font-style="normal"/>
    </style:style>
    <style:style style:name="T11" style:family="text">
      <style:text-properties fo:font-variant="normal" fo:text-transform="none" fo:color="#666666" style:font-name="Arial" fo:letter-spacing="normal" fo:font-style="normal" fo:font-weight="normal"/>
    </style:style>
    <style:style style:name="T12" style:family="text">
      <style:text-properties fo:font-variant="normal" fo:text-transform="none" fo:color="#666666" style:font-name="Arial" fo:font-size="12pt" fo:letter-spacing="normal" fo:font-style="normal" fo:font-weight="normal" style:font-size-asian="12pt" style:font-size-complex="12pt"/>
    </style:style>
    <style:style style:name="T13" style:family="text">
      <style:text-properties fo:font-variant="normal" fo:text-transform="none" style:font-name="Arial" fo:letter-spacing="normal" fo:font-style="normal"/>
    </style:style>
    <style:style style:name="T14" style:family="text">
      <style:text-properties fo:font-variant="normal" fo:text-transform="none" style:font-name="Arial" fo:letter-spacing="normal" fo:font-style="normal" fo:font-weight="normal"/>
    </style:style>
    <style:style style:name="T15" style:family="text">
      <style:text-properties fo:font-variant="normal" fo:text-transform="none" style:font-name="Arial" fo:font-size="12pt" fo:letter-spacing="normal" fo:font-style="normal" fo:font-weight="normal" style:font-size-asian="12pt" style:font-size-complex="12pt"/>
    </style:style>
    <style:style style:name="T16" style:family="text">
      <style:text-properties fo:font-variant="normal" fo:text-transform="none" style:font-name="Arial1" fo:font-size="10.5pt" fo:letter-spacing="normal" fo:font-style="normal" fo:font-weight="normal"/>
    </style:style>
    <style:style style:name="T17" style:family="text">
      <style:text-properties fo:font-variant="normal" fo:text-transform="none" style:font-name="Arial1" fo:font-size="11.25pt" fo:letter-spacing="normal" fo:font-style="normal" fo:font-weight="bold"/>
    </style:style>
    <style:style style:name="T18" style:family="text">
      <style:text-properties fo:font-variant="normal" fo:text-transform="none" style:font-name="Arial1" fo:letter-spacing="normal"/>
    </style:style>
    <style:style style:name="T19" style:family="text">
      <style:text-properties fo:font-variant="normal" fo:text-transform="none" fo:letter-spacing="normal"/>
    </style:style>
    <style:style style:name="T20" style:family="text">
      <style:text-properties fo:font-variant="normal" fo:text-transform="none" fo:color="#000000" style:font-name="Arial1" fo:font-size="10.5pt" fo:letter-spacing="normal" fo:font-style="normal" fo:font-weight="normal"/>
    </style:style>
    <style:style style:name="T21" style:family="text">
      <style:text-properties fo:font-variant="normal" fo:text-transform="none" fo:color="#000000" style:font-name="Arial" fo:letter-spacing="normal" fo:font-style="normal" fo:font-weight="normal"/>
    </style:style>
    <style:style style:name="T22" style:family="text">
      <style:text-properties fo:font-variant="normal" fo:text-transform="none" fo:color="#000000" style:font-name="Arial" fo:font-size="12pt" fo:letter-spacing="normal" fo:font-style="normal" fo:font-weight="normal" style:font-size-asian="12pt" style:font-size-complex="12pt"/>
    </style:style>
    <text:list-style style:name="L1">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4">Formal letter writting</text:h>
      <text:h text:style-name="P12" text:outline-level="4">Addresses:</text:h>
      <text:p text:style-name="P1"><text:span text:style-name="Strong_20_Emphasis"><text:span text:style-name="T20">1) Your Address </text:span></text:span><text:span text:style-name="T20"><text:line-break/>Your address should be displayed in the top right-hand section.</text:span></text:p>
      <text:p text:style-name="P1"><text:span text:style-name="Strong_20_Emphasis"><text:span text:style-name="T20">2) The Address of the person you are writing to<text:line-break/></text:span></text:span><text:span text:style-name="T20">This address should be displayed beneath your address on the left-hand side, remember to include the name of the person that you are writing to (if known).</text:span></text:p>
      <text:p text:style-name="P6"><text:span text:style-name="T17">Date:</text:span></text:p>
      <text:p text:style-name="P6"><text:span text:style-name="T16">This should be displayed on the right-hand side of the page on the line beneath your address and should be written in full format:</text:span></text:p>
      <text:h text:style-name="P11" text:outline-level="4">Salutation &amp; Greeting:</text:h>
      <text:p text:style-name="P1"><text:span text:style-name="Strong_20_Emphasis"><text:span text:style-name="T20">1) Dear Sirs</text:span></text:span><text:span text:style-name="T20">,</text:span></text:p>
      <text:p text:style-name="P1"><text:span text:style-name="Strong_20_Emphasis"><text:span text:style-name="T20">2) Dear Mr Jones, </text:span></text:span></text:p>
      <text:p text:style-name="P1"><text:span text:style-name="Strong_20_Emphasis"><text:span text:style-name="T20">Mr</text:span></text:span><text:span text:style-name="T20"> - for a male<text:line-break/></text:span><text:span text:style-name="Strong_20_Emphasis"><text:span text:style-name="T20">Mrs</text:span></text:span><text:span text:style-name="T20"> - for a married female<text:line-break/></text:span><text:span text:style-name="Strong_20_Emphasis"><text:span text:style-name="T20">Miss</text:span></text:span><text:span text:style-name="T20"> - for an unmarried female <text:line-break/></text:span><text:span text:style-name="Strong_20_Emphasis"><text:span text:style-name="T20">Ms</text:span></text:span><text:span text:style-name="T20"> - for a female whose status is unknown or would prefer to remain anonymous <text:line-break/></text:span><text:span text:style-name="Strong_20_Emphasis"><text:span text:style-name="T20">Dr</text:span></text:span><text:span text:style-name="T20"> - for a person with the status of a doctor</text:span></text:p>
      <text:h text:style-name="P11" text:outline-level="4">Concluding:</text:h>
      <text:p text:style-name="P1"><text:span text:style-name="Strong_20_Emphasis"><text:span text:style-name="T20">1) Yours faithfully</text:span></text:span><text:span text:style-name="T20">,<text:line-break/>If you do not know the name of the person, conclude with "Yours faithfully,".</text:span></text:p>
      <text:p text:style-name="P1"><text:span text:style-name="Strong_20_Emphasis"><text:span text:style-name="T20">2) Yours sincerely</text:span></text:span><text:span text:style-name="T20">,<text:line-break/>If you know the name of the person, conclude with "Yours sincerely,".</text:span></text:p>
      <text:p text:style-name="P1"><text:span text:style-name="Strong_20_Emphasis"><text:span text:style-name="T20">3) Your signature</text:span></text:span><text:span text:style-name="T20"><text:line-break/></text:span></text:p>
      <text:p text:style-name="P4"><text:span text:style-name="T18">Introductory + Main body + Concluding</text:span></text:p>
      <text:p text:style-name="P5"><text:span text:style-name="T13"/></text:p>
      <text:p text:style-name="P5"><text:soft-page-break/><text:span text:style-name="T13">SUMMARIZING</text:span></text:p>
      <text:p text:style-name="P4"><text:span text:style-name="T14"/></text:p>
      <text:p text:style-name="P2"><text:span text:style-name="T21">Summarizing a text, or distilling its essential concepts into a paragraph or two, is a useful study tool as well as good writing practice. A summary has </text:span><text:span text:style-name="Strong_20_Emphasis"><text:span text:style-name="T21">two aims</text:span></text:span><text:span text:style-name="T21">: </text:span></text:p>
      <text:list xml:id="list703778054666039245" text:style-name="L2">
        <text:list-item>
          <text:p text:style-name="P9"><text:span text:style-name="T21">to reproduce the overarching ideas in a text, identifying the </text:span><text:span text:style-name="Strong_20_Emphasis"><text:span text:style-name="T21">general </text:span></text:span><text:span text:style-name="T21">concepts that run through the entire piece, and</text:span></text:p>
        </text:list-item>
        <text:list-item>
          <text:p text:style-name="P3"><text:span text:style-name="T21"><text:s/>to express these overarching ideas using </text:span><text:span text:style-name="Strong_20_Emphasis"><text:span text:style-name="T21">precise</text:span></text:span><text:span text:style-name="T21">, specific language. </text:span></text:p>
          <text:p text:style-name="P3"><text:span text:style-name="T21">When you summarize, you cannot rely on the language the author has used to develop his or her points, and you must find a way to give an overview of these points without your own sentences becoming too general. You must also make decisions about which concepts to leave in and which to omit, taking into consideration your purposes in summarizing and also your view of what is important in this text. Here are some methods for summarizing:First, prior to skimming, use some of the </text:span><text:span text:style-name="Strong_20_Emphasis"><text:span text:style-name="T21">previewing </text:span></text:span><text:span text:style-name="T21">techniques.</text:span></text:p>
        </text:list-item>
      </text:list>
      <text:list xml:id="list7998409677781460936" text:style-name="L1">
        <text:list-item>
          <text:p text:style-name="P8"><text:span text:style-name="T22">Include the </text:span><text:span text:style-name="Strong_20_Emphasis"><text:span text:style-name="T22">title </text:span></text:span><text:span text:style-name="T22">and identify the </text:span><text:span text:style-name="Strong_20_Emphasis"><text:span text:style-name="T22">author </text:span></text:span><text:span text:style-name="T22">in your first sentence.</text:span></text:p>
        </text:list-item>
        <text:list-item>
          <text:p text:style-name="P8"><text:span text:style-name="T22">The first sentence or two of your summary should contain the author’s </text:span><text:span text:style-name="Strong_20_Emphasis"><text:span text:style-name="T22">thesis</text:span></text:span><text:span text:style-name="T22">, or central concept, stated in your own words. This is the idea that runs through the entire text--the one you’d mention if someone asked you: “What is this piece/article about?” Unlike student essays, the main idea in a primary document or an academic article may not be stated in one location at the beginning. Instead, it may be gradually developed throughout the piece or it may become fully apparent only at the end.</text:span></text:p>
        </text:list-item>
        <text:list-item>
          <text:p text:style-name="P8"><text:span text:style-name="T22">When summarizing a longer article, try to see how the various </text:span><text:span text:style-name="Strong_20_Emphasis"><text:span text:style-name="T22">stages </text:span></text:span><text:span text:style-name="T22">in the explanation or argument are built up in</text:span><text:span text:style-name="Strong_20_Emphasis"><text:span text:style-name="T22">groups </text:span></text:span><text:span text:style-name="T22">of related paragraphs. </text:span><text:span text:style-name="Strong_20_Emphasis"><text:span text:style-name="T22">Divide </text:span></text:span><text:span text:style-name="T22">the article into sections if it isn’t done in the published form. Then, write a sentence or two to cover the key ideas in each section.</text:span></text:p>
        </text:list-item>
        <text:list-item>
          <text:p text:style-name="P8"><text:span text:style-name="Strong_20_Emphasis"><text:span text:style-name="T22">Omit </text:span></text:span><text:span text:style-name="T22">ideas that are not really central to the text. Don’t feel that you must reproduce the author’s exact progression of thought. (On the other hand, be careful not to misrepresent ideas by omitting important aspects of the author’s discussion).</text:span></text:p>
        </text:list-item>
        <text:list-item>
          <text:p text:style-name="P8"><text:span text:style-name="T22">In general, omit minor </text:span><text:span text:style-name="Strong_20_Emphasis"><text:span text:style-name="T22">details </text:span></text:span><text:span text:style-name="T22">and specific </text:span><text:span text:style-name="Strong_20_Emphasis"><text:span text:style-name="T22">examples</text:span></text:span><text:span text:style-name="T22">. </text:span></text:p>
        </text:list-item>
        <text:list-item>
          <text:p text:style-name="P8"><text:span text:style-name="Strong_20_Emphasis"><text:span text:style-name="T22">Avoid </text:span></text:span><text:span text:style-name="T22">writing </text:span><text:span text:style-name="Strong_20_Emphasis"><text:span text:style-name="T22">opinions </text:span></text:span><text:span text:style-name="T22">or personal responses in your summaries </text:span></text:p>
        </text:list-item>
        <text:list-item>
          <text:p text:style-name="P8"><text:span text:style-name="T22">Be careful not to plagiarize the author’s words. If you do use </text:span><text:span text:style-name="Strong_20_Emphasis"><text:span text:style-name="T22">even a few </text:span></text:span><text:span text:style-name="T22">of the author’s words, they must appear in</text:span><text:span text:style-name="Strong_20_Emphasis"><text:span text:style-name="T22">quotation marks</text:span></text:span><text:span text:style-name="T22">. To avoid plagiarism, try writing the first draft of your summary without looking back at the original text.</text:span></text:p>
        </text:list-item>
      </text:list>
      <text:p text:style-name="P7"><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svg:font-family="Helvetica, Arial, Genev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87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e Zecchini</meta:initial-creator>
    <meta:creation-date>2014-10-07T21:11:35.20</meta:creation-date>
    <meta:document-statistic meta:table-count="0" meta:image-count="0" meta:object-count="0" meta:page-count="2" meta:paragraph-count="27" meta:word-count="576" meta:character-count="3291"/>
    <dc:date>2014-10-07T21:52:52.73</dc:date>
    <dc:creator>Justine Zecchini</dc:creator>
    <meta:editing-duration>PT10M15S</meta:editing-duration>
    <meta:editing-cycles>1</meta:editing-cycles>
    <meta:generator>OpenOffice/4.1.1$Win32 OpenOffice.org_project/411m6$Build-9775</meta:generator>
  </office:meta>
</office:document-meta>
</file>